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5cm"/>
    </style:style>
    <style:style style:name="co2" style:family="table-column">
      <style:table-column-properties fo:break-before="auto" style:column-width="4.209cm"/>
    </style:style>
    <style:style style:name="co3" style:family="table-column">
      <style:table-column-properties fo:break-before="auto" style:column-width="12.659cm"/>
    </style:style>
    <style:style style:name="co4" style:family="table-column">
      <style:table-column-properties fo:break-before="auto" style:column-width="16.3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fo:border="0.039cm double #000000" style:border-line-width="0.002cm 0.035cm 0.002cm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none"/>
      <style:text-properties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none" fo:border-top="0.039cm double #000000" style:border-line-width-top="0.002cm 0.035cm 0.002cm"/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fo:border-left="none" fo:border-right="none" fo:border-top="0.039cm double #000000" style:border-line-width-top="0.002cm 0.035cm 0.002cm"/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fo:border-bottom="0.039cm double #000000" style:border-line-width-bottom="0.002cm 0.035cm 0.002cm" fo:border-left="none" fo:border-right="none" fo:border-top="none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0.002cm solid #000000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 style:vertical-align="middle"/>
      <style:paragraph-properties fo:text-align="center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5" table:default-cell-style-name="ce2"/>
        <table:table-row table:style-name="ro1">
          <table:table-cell table:style-name="ce1" office:value-type="string" table:number-columns-spanned="6" table:number-rows-spanned="1">
            <text:p>Data Dictionnary</text:p>
          </table:table-cell>
          <table:covered-table-cell table:number-columns-repeated="3" table:style-name="ce2"/>
          <table:covered-table-cell table:number-columns-repeated="2"/>
          <table:table-cell table:number-columns-repeated="1018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/>
          <table:table-cell table:style-name="ce4" office:value-type="string">
            <text:p>Attribute</text:p>
          </table:table-cell>
          <table:table-cell table:style-name="ce8" office:value-type="string">
            <text:p>Description</text:p>
          </table:table-cell>
          <table:table-cell table:style-name="ce4" office:value-type="string">
            <text:p>Data typ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location</text:p>
          </table:table-cell>
          <table:table-cell table:style-name="ce9" office:value-type="string">
            <text:p>Position of the tree, X and Y coordinates</text:p>
          </table:table-cell>
          <table:table-cell table:style-name="ce13" office:value-type="string">
            <text:p>Two numbers <text:s/>(1911906.64842 &lt; x &lt; 1916251.74252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environmentType</text:p>
          </table:table-cell>
          <table:table-cell office:value-type="string">
            <text:p>Category that describes where the tree is planted</text:p>
          </table:table-cell>
          <table:table-cell table:style-name="ce14" office:value-type="string">
            <text:p>'Arbre de voirie'/'Bois semi naturel'/'Arbre d'espaces ouverts'/'Arbre d'enceintes fermé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stationId</text:p>
          </table:table-cell>
          <table:table-cell office:value-type="string">
            <text:p>The identifier of the station of the tree.</text:p>
          </table:table-cell>
          <table:table-cell table:style-name="ce14" office:value-type="string">
            <text:p>String ('ESP065'/'ESP151'/'ESP174'/'ESP187'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sector</text:p>
          </table:table-cell>
          <table:table-cell office:value-type="string">
            <text:p>The sector of Grenoble the tree is located in.</text:p>
          </table:table-cell>
          <table:table-cell table:style-name="ce14" office:value-type="string">
            <text:p>Integer (1-6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species</text:p>
          </table:table-cell>
          <table:table-cell office:value-type="string">
            <text:p>The species of the tree.</text:p>
          </table:table-cell>
          <table:table-cell table:style-name="ce14" office:value-type="string">
            <text:p>String ('Cordata', 'Japonica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genus</text:p>
          </table:table-cell>
          <table:table-cell office:value-type="string">
            <text:p>The botanical type of the tree</text:p>
          </table:table-cell>
          <table:table-cell table:style-name="ce14" office:value-type="string">
            <text:p>String ('Alnus', Platanus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seedingYear</text:p>
          </table:table-cell>
          <table:table-cell table:style-name="ce10" office:value-type="string">
            <text:p>The year the tree was planted on.</text:p>
          </table:table-cell>
          <table:table-cell table:style-name="ce14" office:value-type="string">
            <text:p>Year (2004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TrainStation</text:p>
          </table:table-cell>
          <table:table-cell office:value-type="string">
            <text:p>Whether the diagnosed tree is near a train station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Heliport</text:p>
          </table:table-cell>
          <table:table-cell office:value-type="string">
            <text:p>Whether the diagnosed tree is near a heliport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Places</text:p>
          </table:table-cell>
          <table:table-cell office:value-type="string">
            <text:p>Whether the diagnosed tree is near places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IndustrialZone</text:p>
          </table:table-cell>
          <table:table-cell office:value-type="string">
            <text:p>Whether the diagnosed tree is near an industrial zone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Parking</text:p>
          </table:table-cell>
          <table:table-cell office:value-type="string">
            <text:p>Whether the diagnosed tree is near a parking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River</text:p>
          </table:table-cell>
          <table:table-cell office:value-type="string">
            <text:p>Whether the diagnosed tree is near a train river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Motorways</text:p>
          </table:table-cell>
          <table:table-cell office:value-type="string">
            <text:p>Whether the diagnosed tree is near a motorway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nearMall</text:p>
          </table:table-cell>
          <table:table-cell office:value-type="string">
            <text:p>Whether the diagnosed tree is near a mall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>
            <text:p>nearRoads</text:p>
          </table:table-cell>
          <table:table-cell office:value-type="string">
            <text:p>Whether the diagnosed tree is near roads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isLast</text:p>
          </table:table-cell>
          <table:table-cell table:style-name="ce9" office:value-type="string">
            <text:p>Whether this diagnosis is the last that was done for the diagnosed tree.</text:p>
          </table:table-cell>
          <table:table-cell table:style-name="ce13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diagnosisYear</text:p>
          </table:table-cell>
          <table:table-cell office:value-type="string">
            <text:p>The year of this diagnosis.</text:p>
          </table:table-cell>
          <table:table-cell table:style-name="ce14" office:value-type="string">
            <text:p>Year (2011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diagnosisNote</text:p>
          </table:table-cell>
          <table:table-cell office:value-type="string">
            <text:p>The result of this diagnosis.</text:p>
          </table:table-cell>
          <table:table-cell table:style-name="ce14" office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>
            <text:p>developmentStatus</text:p>
          </table:table-cell>
          <table:table-cell table:style-name="ce11" office:value-type="string">
            <text:p>Developement status of the tree when it was diagnosed.</text:p>
          </table:table-cell>
          <table:table-cell table:style-name="ce15" office:value-type="string">
            <text:p>'Arbre jeune', 'adulte', 'vieillissant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sidewalkProximity</text:p>
          </table:table-cell>
          <table:table-cell table:style-name="ce5" office:value-type="string">
            <text:p>Defines whether the tree is near a sidewalk.</text:p>
          </table:table-cell>
          <table:table-cell table:style-name="ce13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environmentBusyness</text:p>
          </table:table-cell>
          <table:table-cell table:style-name="ce6" office:value-type="string">
            <text:p>Describes how busy the nearby environment of the tree is.</text:p>
          </table:table-cell>
          <table:table-cell table:style-name="ce14" office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vigor</text:p>
          </table:table-cell>
          <table:table-cell table:style-name="ce6" office:value-type="string">
            <text:p>How good looking the tree is.</text:p>
          </table:table-cell>
          <table:table-cell table:style-name="ce14" office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>
            <text:p>stumpDiameter</text:p>
          </table:table-cell>
          <table:table-cell table:style-name="ce7" office:value-type="string">
            <text:p>The diameter of the tree's stump.</text:p>
          </table:table-cell>
          <table:table-cell table:style-name="ce15" office:value-type="string">
            <text:p>Interval ('10 à 20 cm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root</text:p>
          </table:table-cell>
          <table:table-cell table:style-name="ce5" office:value-type="string">
            <text:p>Whether the tree has an imperfection on its roots.</text:p>
          </table:table-cell>
          <table:table-cell table:style-name="ce13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trunk</text:p>
          </table:table-cell>
          <table:table-cell table:style-name="ce6" office:value-type="string">
            <text:p>Whether the tree has an imperfection on its trunk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>
            <text:p>collar</text:p>
          </table:table-cell>
          <table:table-cell table:style-name="ce6" office:value-type="string">
            <text:p>Whether the tree has an imperfection on its collar.</text:p>
          </table:table-cell>
          <table:table-cell table:style-name="ce14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>
            <text:p>crown</text:p>
          </table:table-cell>
          <table:table-cell table:style-name="ce7" office:value-type="string">
            <text:p>Whether the tree has an imperfection on its crown.</text:p>
          </table:table-cell>
          <table:table-cell table:style-name="ce15" office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quantity</text:p>
          </table:table-cell>
          <table:table-cell table:style-name="ce12" office:value-type="string">
            <text:p>Attribute used for counting the number of diagnosis</text:p>
          </table:table-cell>
          <table:table-cell table:style-name="ce13" office:value-type="string">
            <text:p>Number equal to 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sick</text:p>
          </table:table-cell>
          <table:table-cell office:value-type="string">
            <text:p>Attribute used for counting the number of sick trees</text:p>
          </table:table-cell>
          <table:table-cell table:style-name="ce14" office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sickOnRoot</text:p>
          </table:table-cell>
          <table:table-cell office:value-type="string">
            <text:p>Whether the tree has an imperfection on its roots.</text:p>
          </table:table-cell>
          <table:table-cell table:style-name="ce14" office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sickOnTrunk</text:p>
          </table:table-cell>
          <table:table-cell table:style-name="ce6" office:value-type="string">
            <text:p>Whether the tree has an imperfection on its trunk.</text:p>
          </table:table-cell>
          <table:table-cell table:style-name="ce14" office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>
            <text:p>sickOnCollar</text:p>
          </table:table-cell>
          <table:table-cell table:style-name="ce6" office:value-type="string">
            <text:p>Whether the tree has an imperfection on its collar.</text:p>
          </table:table-cell>
          <table:table-cell table:style-name="ce14" office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>
            <text:p>sickOnCrown</text:p>
          </table:table-cell>
          <table:table-cell table:style-name="ce7" office:value-type="string">
            <text:p>Whether the tree has an imperfection on its crown.</text:p>
          </table:table-cell>
          <table:table-cell table:style-name="ce15" office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portrait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24/10/2017</text:date>, <text:time>19:4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7-10-14T16:46:18Z</meta:creation-date>
    <dc:date>2017-10-24T19:44:43.04</dc:date>
    <meta:print-date>2017-10-24T19:23:47.93</meta:print-date>
    <meta:editing-cycles>20</meta:editing-cycles>
    <meta:editing-duration>PT1H34M36S</meta:editing-duration>
    <meta:document-statistic meta:table-count="1" meta:cell-count="106" meta:object-count="0"/>
  </office:meta>
</office:document-meta>
</file>